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Helv" svg:font-family="Helv"/>
  </office:font-face-decls>
  <office:automatic-styles>
    <style:style style:name="ce1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21110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5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21110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Normal_21110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21110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21110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Normal_21110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21110" style:data-style-name="N0">
      <style:table-cell-properties fo:border-top="2pt solid #000000" fo:border-bottom="thin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Normal_21110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4" style:family="table-cell" style:parent-style-name="Normal_21110" style:data-style-name="N0">
      <style:table-cell-properties fo:border-top="thin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Normal_21110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Normal_21110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Normal_21110" style:data-style-name="N0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21110" style:data-style-name="N3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3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21110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21" style:family="table-cell" style:parent-style-name="Normal_21110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22" style:family="table-cell" style:parent-style-name="Normal_21110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23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9pt" style:font-size-asian="9pt" style:font-size-complex="9pt"/>
    </style:style>
    <style:style style:name="ce24" style:family="table-cell" style:parent-style-name="Normal_21110" style:data-style-name="N0">
      <style:table-cell-properties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21110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Normal_21110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20910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21110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20910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3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33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4" style:family="table-cell" style:parent-style-name="Normal_100819_32_-_32_TSGB_32_Table_32_-_32_Interliner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Normal_20110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8.5725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7.25pt" style:use-optimal-row-height="false" fo:break-before="auto"/>
    </style:style>
    <style:style style:name="ro4" style:family="table-row">
      <style:table-row-properties style:row-height="20.25pt" style:use-optimal-row-height="false" fo:break-before="auto"/>
    </style:style>
    <style:style style:name="ro5" style:family="table-row">
      <style:table-row-properties style:row-height="10.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I0203" table:style-name="ta1">
        <table:table-column table:style-name="co1" table:default-cell-style-name="ce2"/>
        <table:table-column table:style-name="co2" table:number-columns-repeated="11" table:default-cell-style-name="ce2"/>
        <table:table-column table:style-name="co3" table:number-columns-repeated="16372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9" table:style-name="ce2"/>
          <table:table-cell table:number-columns-repeated="16374" table:style-name="ce3"/>
        </table:table-row>
        <table:table-row table:style-name="ro2">
          <table:table-cell office:value-type="string" table:style-name="ce4">
            <text:p><text:a xlink:href="http://www.dft.gov.uk/statistics/series/aviation/">Aviation</text:a></text:p>
          </table:table-cell>
          <table:table-cell table:number-columns-repeated="9" table:style-name="ce2"/>
          <table:table-cell table:number-columns-repeated="16374" table:style-name="ce3"/>
        </table:table-row>
        <table:table-row table:style-name="ro1">
          <table:table-cell office:value-type="string" table:style-name="ce5">
            <text:p>Table TSGB0211 (AVI0203)<text:s text:c="2"/></text:p>
          </table:table-cell>
          <table:table-cell table:number-columns-repeated="9" table:style-name="ce2"/>
          <table:table-cell table:number-columns-repeated="16374" table:style-name="ce3"/>
        </table:table-row>
        <table:table-row table:style-name="ro1">
          <table:table-cell office:value-type="string" table:style-name="ce5">
            <text:p>Worldwide employment by UK registered airlines: 2007 to 2017</text:p>
          </table:table-cell>
          <table:table-cell table:number-columns-repeated="2" table:style-name="ce6"/>
          <table:table-cell table:number-columns-repeated="7" table:style-name="ce2"/>
          <table:table-cell table:number-columns-repeated="16374" table:style-name="ce3"/>
        </table:table-row>
        <table:table-row table:style-name="ro1">
          <table:table-cell table:number-columns-repeated="2" table:style-name="ce7"/>
          <table:table-cell table:number-columns-repeated="2" table:style-name="ce8"/>
          <table:table-cell table:style-name="ce9"/>
          <table:table-cell table:style-name="ce10"/>
          <table:table-cell table:number-columns-repeated="3" table:style-name="ce9"/>
          <table:table-cell table:number-columns-repeated="2" table:style-name="ce10"/>
          <table:table-cell office:value-type="string" table:style-name="ce9">
            <text:p>Number</text:p>
          </table:table-cell>
          <table:table-cell table:number-columns-repeated="16372" table:style-name="ce10"/>
        </table:table-row>
        <table:table-row table:style-name="ro3">
          <table:table-cell table:style-name="ce11"/>
          <table:table-cell office:value-type="float" office:value="2007" table:style-name="ce12">
            <text:p>2007</text:p>
          </table:table-cell>
          <table:table-cell office:value-type="float" office:value="2008" table:style-name="ce12">
            <text:p>2008</text:p>
          </table:table-cell>
          <table:table-cell office:value-type="float" office:value="2009" table:style-name="ce12">
            <text:p>2009</text:p>
          </table:table-cell>
          <table:table-cell office:value-type="float" office:value="2010" table:style-name="ce12">
            <text:p>2010</text:p>
          </table:table-cell>
          <table:table-cell office:value-type="float" office:value="2011" table:style-name="ce12">
            <text:p>2011</text:p>
          </table:table-cell>
          <table:table-cell office:value-type="float" office:value="2012" table:style-name="ce12">
            <text:p>2012</text:p>
          </table:table-cell>
          <table:table-cell office:value-type="float" office:value="2013" table:style-name="ce12">
            <text:p>2013</text:p>
          </table:table-cell>
          <table:table-cell office:value-type="float" office:value="2014" table:style-name="ce12">
            <text:p>2014</text:p>
          </table:table-cell>
          <table:table-cell office:value-type="float" office:value="2015" table:style-name="ce12">
            <text:p>2015</text:p>
          </table:table-cell>
          <table:table-cell office:value-type="float" office:value="2016" table:style-name="ce12">
            <text:p>2016</text:p>
          </table:table-cell>
          <table:table-cell office:value-type="float" office:value="2017" table:style-name="ce12">
            <text:p>2017</text:p>
          </table:table-cell>
          <table:table-cell table:number-columns-repeated="16372" table:style-name="ce13"/>
        </table:table-row>
        <table:table-row table:style-name="ro4">
          <table:table-cell office:value-type="string" table:style-name="ce14">
            <text:p>Pilots and co-pilots</text:p>
          </table:table-cell>
          <table:table-cell office:value-type="float" office:value="11259" table:style-name="ce15">
            <text:p>11,259</text:p>
          </table:table-cell>
          <table:table-cell office:value-type="float" office:value="11631" table:style-name="ce15">
            <text:p>11,631</text:p>
          </table:table-cell>
          <table:table-cell office:value-type="float" office:value="10690" table:style-name="ce15">
            <text:p>10,690</text:p>
          </table:table-cell>
          <table:table-cell office:value-type="float" office:value="10237" table:style-name="ce15">
            <text:p>10,237</text:p>
          </table:table-cell>
          <table:table-cell office:value-type="float" office:value="10188" table:style-name="ce15">
            <text:p>10,188</text:p>
          </table:table-cell>
          <table:table-cell office:value-type="float" office:value="10232" table:style-name="ce15">
            <text:p>10,232</text:p>
          </table:table-cell>
          <table:table-cell office:value-type="float" office:value="10159" table:style-name="ce15">
            <text:p>10,159</text:p>
          </table:table-cell>
          <table:table-cell office:value-type="float" office:value="10416" table:style-name="ce15">
            <text:p>10,416</text:p>
          </table:table-cell>
          <table:table-cell office:value-type="float" office:value="10889" table:style-name="ce15">
            <text:p>10,889</text:p>
          </table:table-cell>
          <table:table-cell office:value-type="float" office:value="12354" table:style-name="ce15">
            <text:p>12,354</text:p>
          </table:table-cell>
          <table:table-cell office:value-type="float" office:value="12354" table:style-name="ce15">
            <text:p>12,354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2">
            <text:p>Other cockpit personnel</text:p>
          </table:table-cell>
          <table:table-cell office:value-type="float" office:value="152" table:style-name="ce15">
            <text:p>152</text:p>
          </table:table-cell>
          <table:table-cell office:value-type="float" office:value="111" table:style-name="ce15">
            <text:p>111</text:p>
          </table:table-cell>
          <table:table-cell office:value-type="float" office:value="125" table:style-name="ce15">
            <text:p>125</text:p>
          </table:table-cell>
          <table:table-cell office:value-type="float" office:value="97" table:style-name="ce15">
            <text:p>97</text:p>
          </table:table-cell>
          <table:table-cell office:value-type="float" office:value="27" table:style-name="ce15">
            <text:p>27</text:p>
          </table:table-cell>
          <table:table-cell office:value-type="float" office:value="33" table:style-name="ce15">
            <text:p>33</text:p>
          </table:table-cell>
          <table:table-cell office:value-type="float" office:value="33" table:style-name="ce15">
            <text:p>33</text:p>
          </table:table-cell>
          <table:table-cell office:value-type="float" office:value="11" table:style-name="ce15">
            <text:p>11</text:p>
          </table:table-cell>
          <table:table-cell office:value-type="float" office:value="4" table:style-name="ce15">
            <text:p>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2">
            <text:p>Cabin attendants</text:p>
          </table:table-cell>
          <table:table-cell office:value-type="float" office:value="34369" table:style-name="ce15">
            <text:p>34,369</text:p>
          </table:table-cell>
          <table:table-cell office:value-type="float" office:value="35457" table:style-name="ce15">
            <text:p>35,457</text:p>
          </table:table-cell>
          <table:table-cell office:value-type="float" office:value="31592" table:style-name="ce15">
            <text:p>31,592</text:p>
          </table:table-cell>
          <table:table-cell office:value-type="float" office:value="29463" table:style-name="ce15">
            <text:p>29,463</text:p>
          </table:table-cell>
          <table:table-cell office:value-type="float" office:value="30782" table:style-name="ce15">
            <text:p>30,782</text:p>
          </table:table-cell>
          <table:table-cell office:value-type="float" office:value="31554" table:style-name="ce15">
            <text:p>31,554</text:p>
          </table:table-cell>
          <table:table-cell office:value-type="float" office:value="31375" table:style-name="ce15">
            <text:p>31,375</text:p>
          </table:table-cell>
          <table:table-cell office:value-type="float" office:value="31644" table:style-name="ce15">
            <text:p>31,644</text:p>
          </table:table-cell>
          <table:table-cell office:value-type="float" office:value="32569" table:style-name="ce15">
            <text:p>32,569</text:p>
          </table:table-cell>
          <table:table-cell office:value-type="float" office:value="33271" table:style-name="ce15">
            <text:p>33,271</text:p>
          </table:table-cell>
          <table:table-cell office:value-type="float" office:value="34286" table:style-name="ce15">
            <text:p>34,286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16">
            <text:p>Maintenance and overhaul personnel</text:p>
          </table:table-cell>
          <table:table-cell office:value-type="float" office:value="9075" table:style-name="ce15">
            <text:p>9,075</text:p>
          </table:table-cell>
          <table:table-cell office:value-type="float" office:value="8681" table:style-name="ce15">
            <text:p>8,681</text:p>
          </table:table-cell>
          <table:table-cell office:value-type="float" office:value="8325" table:style-name="ce15">
            <text:p>8,325</text:p>
          </table:table-cell>
          <table:table-cell office:value-type="float" office:value="7949" table:style-name="ce15">
            <text:p>7,949</text:p>
          </table:table-cell>
          <table:table-cell office:value-type="float" office:value="8223" table:style-name="ce15">
            <text:p>8,223</text:p>
          </table:table-cell>
          <table:table-cell office:value-type="float" office:value="8699" table:style-name="ce15">
            <text:p>8,699</text:p>
          </table:table-cell>
          <table:table-cell office:value-type="float" office:value="8836" table:style-name="ce15">
            <text:p>8,836</text:p>
          </table:table-cell>
          <table:table-cell office:value-type="float" office:value="9034" table:style-name="ce15">
            <text:p>9,034</text:p>
          </table:table-cell>
          <table:table-cell office:value-type="float" office:value="8780" table:style-name="ce15">
            <text:p>8,780</text:p>
          </table:table-cell>
          <table:table-cell office:value-type="float" office:value="8503" table:style-name="ce15">
            <text:p>8,503</text:p>
          </table:table-cell>
          <table:table-cell office:value-type="float" office:value="8009" table:style-name="ce15">
            <text:p>8,009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17">
            <text:p>Tickets and sales personnel</text:p>
          </table:table-cell>
          <table:table-cell office:value-type="float" office:value="6258" table:style-name="ce15">
            <text:p>6,258</text:p>
          </table:table-cell>
          <table:table-cell office:value-type="float" office:value="6314" table:style-name="ce15">
            <text:p>6,314</text:p>
          </table:table-cell>
          <table:table-cell office:value-type="float" office:value="5997" table:style-name="ce15">
            <text:p>5,997</text:p>
          </table:table-cell>
          <table:table-cell office:value-type="float" office:value="5477" table:style-name="ce15">
            <text:p>5,477</text:p>
          </table:table-cell>
          <table:table-cell office:value-type="float" office:value="4704" table:style-name="ce15">
            <text:p>4,704</text:p>
          </table:table-cell>
          <table:table-cell office:value-type="float" office:value="5030" table:style-name="ce15">
            <text:p>5,030</text:p>
          </table:table-cell>
          <table:table-cell office:value-type="float" office:value="4975" table:style-name="ce15">
            <text:p>4,975</text:p>
          </table:table-cell>
          <table:table-cell office:value-type="float" office:value="4986" table:style-name="ce15">
            <text:p>4,986</text:p>
          </table:table-cell>
          <table:table-cell office:value-type="float" office:value="5229" table:style-name="ce15">
            <text:p>5,229</text:p>
          </table:table-cell>
          <table:table-cell office:value-type="float" office:value="4861" table:style-name="ce15">
            <text:p>4,861</text:p>
          </table:table-cell>
          <table:table-cell office:value-type="float" office:value="4794" table:style-name="ce15">
            <text:p>4,794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2">
            <text:p>All other personnel</text:p>
          </table:table-cell>
          <table:table-cell office:value-type="float" office:value="24571" table:style-name="ce15">
            <text:p>24,571</text:p>
          </table:table-cell>
          <table:table-cell office:value-type="float" office:value="25266" table:style-name="ce15">
            <text:p>25,266</text:p>
          </table:table-cell>
          <table:table-cell office:value-type="float" office:value="22551" table:style-name="ce15">
            <text:p>22,551</text:p>
          </table:table-cell>
          <table:table-cell office:value-type="float" office:value="20861" table:style-name="ce15">
            <text:p>20,861</text:p>
          </table:table-cell>
          <table:table-cell office:value-type="float" office:value="21553" table:style-name="ce15">
            <text:p>21,553</text:p>
          </table:table-cell>
          <table:table-cell office:value-type="float" office:value="21521" table:style-name="ce15">
            <text:p>21,521</text:p>
          </table:table-cell>
          <table:table-cell office:value-type="float" office:value="20456" table:style-name="ce15">
            <text:p>20,456</text:p>
          </table:table-cell>
          <table:table-cell office:value-type="float" office:value="14296" table:style-name="ce15">
            <text:p>14,296</text:p>
          </table:table-cell>
          <table:table-cell office:value-type="float" office:value="20632" table:style-name="ce15">
            <text:p>20,632</text:p>
          </table:table-cell>
          <table:table-cell office:value-type="float" office:value="21162" table:style-name="ce15">
            <text:p>21,162</text:p>
          </table:table-cell>
          <table:table-cell office:value-type="float" office:value="20021" table:style-name="ce15">
            <text:p>20,021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7">
            <text:p>Total</text:p>
          </table:table-cell>
          <table:table-cell office:value-type="float" office:value="85684" table:style-name="ce18">
            <text:p>85,684</text:p>
          </table:table-cell>
          <table:table-cell office:value-type="float" office:value="87460" table:style-name="ce18">
            <text:p>87,460</text:p>
          </table:table-cell>
          <table:table-cell office:value-type="float" office:value="79280" table:style-name="ce18">
            <text:p>79,280</text:p>
          </table:table-cell>
          <table:table-cell office:value-type="float" office:value="74084" table:style-name="ce18">
            <text:p>74,084</text:p>
          </table:table-cell>
          <table:table-cell office:value-type="float" office:value="75477" table:style-name="ce18">
            <text:p>75,477</text:p>
          </table:table-cell>
          <table:table-cell office:value-type="float" office:value="77069" table:style-name="ce18">
            <text:p>77,069</text:p>
          </table:table-cell>
          <table:table-cell office:value-type="float" office:value="75834" table:style-name="ce18">
            <text:p>75,834</text:p>
          </table:table-cell>
          <table:table-cell office:value-type="float" office:value="70387" table:style-name="ce18">
            <text:p>70,387</text:p>
          </table:table-cell>
          <table:table-cell office:value-type="float" office:value="78103" table:style-name="ce18">
            <text:p>78,103</text:p>
          </table:table-cell>
          <table:table-cell office:value-type="float" office:value="80151" table:style-name="ce18">
            <text:p>80,151</text:p>
          </table:table-cell>
          <table:table-cell office:value-type="float" office:value="79464" table:style-name="ce18">
            <text:p>79,464</text:p>
          </table:table-cell>
          <table:table-cell table:style-name="ce3"/>
          <table:table-cell table:style-name="ce19"/>
          <table:table-cell table:number-columns-repeated="16370" table:style-name="ce3"/>
        </table:table-row>
        <table:table-row table:style-name="ro5">
          <table:table-cell table:style-name="ce20"/>
          <table:table-cell table:style-name="ce21"/>
          <table:table-cell table:number-columns-repeated="3" table:style-name="ce22"/>
          <table:table-cell table:number-columns-repeated="5" table:style-name="ce21"/>
          <table:table-cell table:number-columns-repeated="16374" table:style-name="ce23"/>
        </table:table-row>
        <table:table-row table:style-name="ro6">
          <table:table-cell office:value-type="string" table:style-name="ce25">
            <text:p>1. Personnel related to staff in full and part time employment.</text:p>
          </table:table-cell>
          <table:table-cell table:style-name="ce2"/>
          <table:table-cell table:number-columns-repeated="3" table:style-name="ce26"/>
          <table:table-cell table:number-columns-repeated="4" table:style-name="ce2"/>
          <table:table-cell table:number-columns-repeated="2" table:style-name="ce3"/>
          <table:table-cell office:value-type="string" table:style-name="ce27">
            <text:p>Source: Civil Aviation Authority</text:p>
          </table:table-cell>
          <table:table-cell table:number-columns-repeated="16372" table:style-name="ce23"/>
        </table:table-row>
        <table:table-row table:style-name="ro6">
          <table:table-cell office:value-type="string" table:style-name="ce25">
            <text:p>2. Personnel figures represent employment as at the end of each calendar year.</text:p>
          </table:table-cell>
          <table:table-cell table:style-name="ce2"/>
          <table:table-cell table:number-columns-repeated="3" table:style-name="ce26"/>
          <table:table-cell table:number-columns-repeated="4" table:style-name="ce2"/>
          <table:table-cell table:number-columns-repeated="2" table:style-name="ce3"/>
          <table:table-cell office:value-type="string" table:style-name="ce28">
            <text:p>Last updated: November 2018</text:p>
          </table:table-cell>
          <table:table-cell table:number-columns-repeated="16372" table:style-name="ce23"/>
        </table:table-row>
        <table:table-row table:style-name="ro6">
          <table:table-cell table:number-columns-repeated="2" table:style-name="ce2"/>
          <table:table-cell table:number-columns-repeated="2" table:style-name="ce29"/>
          <table:table-cell table:number-columns-repeated="4" table:style-name="ce2"/>
          <table:table-cell table:style-name="ce30"/>
          <table:table-cell table:number-columns-repeated="2" table:style-name="ce3"/>
          <table:table-cell office:value-type="string" table:style-name="ce28">
            <text:p>Next update: November 2019</text:p>
          </table:table-cell>
          <table:table-cell table:number-columns-repeated="16372" table:style-name="ce23"/>
        </table:table-row>
        <table:table-row table:style-name="ro6">
          <table:table-cell table:number-columns-repeated="2" table:style-name="ce2"/>
          <table:table-cell table:number-columns-repeated="2" table:style-name="ce29"/>
          <table:table-cell table:number-columns-repeated="4" table:style-name="ce2"/>
          <table:table-cell table:style-name="ce30"/>
          <table:table-cell table:number-columns-repeated="2" table:style-name="ce3"/>
          <table:table-cell office:value-type="string" table:style-name="ce31">
            <text:p>Telephone: 020 7944 4847</text:p>
          </table:table-cell>
          <table:table-cell table:number-columns-repeated="16372" table:style-name="ce23"/>
        </table:table-row>
        <table:table-row table:style-name="ro6">
          <table:table-cell table:style-name="ce32"/>
          <table:table-cell table:number-columns-repeated="2" table:style-name="ce2"/>
          <table:table-cell table:style-name="ce29"/>
          <table:table-cell table:number-columns-repeated="4" table:style-name="ce2"/>
          <table:table-cell table:style-name="ce33"/>
          <table:table-cell table:number-columns-repeated="2" table:style-name="ce3"/>
          <table:table-cell office:value-type="string" table:style-name="ce34">
            <text:p>Email: aviation.stats@dft.gov.uk</text:p>
          </table:table-cell>
          <table:table-cell table:number-columns-repeated="16372" table:style-name="ce23"/>
        </table:table-row>
        <table:table-row table:style-name="ro6">
          <table:table-cell table:style-name="ce35"/>
          <table:table-cell table:style-name="ce29"/>
          <table:table-cell table:number-columns-repeated="6" table:style-name="ce2"/>
          <table:table-cell table:style-name="ce33"/>
          <table:table-cell table:number-columns-repeated="2" table:style-name="ce3"/>
          <table:table-cell office:value-type="string" table:style-name="ce36">
            <text:p>The figures in this table are outside the scope of National Statistics</text:p>
          </table:table-cell>
          <table:table-cell table:number-columns-repeated="16372" table:style-name="ce23"/>
        </table:table-row>
        <table:table-row table:style-name="ro6">
          <table:table-cell table:style-name="ce2"/>
          <table:table-cell table:style-name="ce24"/>
          <table:table-cell table:number-columns-repeated="7" table:style-name="ce2"/>
          <table:table-cell table:number-columns-repeated="16375" table:style-name="ce3"/>
        </table:table-row>
        <table:table-row table:style-name="ro6">
          <table:table-cell table:number-columns-repeated="2" table:style-name="ce24"/>
          <table:table-cell table:number-columns-repeated="7" table:style-name="ce2"/>
          <table:table-cell table:number-columns-repeated="16375" table:style-name="ce3"/>
        </table:table-row>
        <table:table-row table:style-name="ro6">
          <table:table-cell table:number-columns-repeated="2" table:style-name="ce24"/>
          <table:table-cell table:number-columns-repeated="8" table:style-name="ce2"/>
          <table:table-cell table:number-columns-repeated="16374" table:style-name="ce3"/>
        </table:table-row>
        <table:table-row table:number-rows-repeated="1048553" table:style-name="ro6">
          <table:table-cell table:number-columns-repeated="16384"/>
        </table:table-row>
        <table:named-expressions>
          <table:named-range table:name="Print_Area" table:cell-range-address="AVI0203.$A$3:AVI0203.$L$20" table:base-cell-address="AVI0203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Helv" svg:font-family="Helv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text> </number:text>
      <number:number number:min-integer-digits="1"/>
    </number:number-style>
    <style:style style:name="Hyperlink" style:family="table-cell" style:data-style-name="N0">
      <style:text-properties fo:color="#0000FF" style:font-name="Tms Rmn" style:font-name-asian="Tms Rmn" style:font-name-complex="Tms Rmn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100819_32_-_32_TSGB_32_Table_32_-_32_Interliners" style:display-name="Normal_100819 - TSGB Table - Interliner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201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20910" style:family="table-cell" style:data-style-name="N36">
      <style:table-cell-properties style:vertical-align="automatic" fo:background-color="transparent"/>
      <style:text-properties style:font-name="Helv" style:font-name-asian="Helv" style:font-name-complex="Helv"/>
    </style:style>
    <style:style style:name="Normal_211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SGB_32_3.1" style:display-name="Normal_TSGB 3.1" style:family="table-cell" style:data-style-name="N0">
      <style:table-cell-properties style:vertical-align="automatic" fo:background-color="transparen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669291338582677in" fo:margin-left="0.590551181102362in" fo:margin-right="0.590551181102362in" fo:margin-bottom="0in"/>
      </style:header-style>
      <style:footer-style>
        <style:header-footer-properties fo:min-height="0.433070866141732in" fo:margin-left="0.590551181102362in" fo:margin-right="0.590551181102362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ikesh Lad</meta:initial-creator>
    <dc:creator>Shawn Weekes</dc:creator>
    <meta:creation-date>2018-11-23T10:47:13Z</meta:creation-date>
    <dc:date>2018-12-02T09:19:04Z</dc:date>
    <meta:print-date>2018-12-02T09:18:37Z</meta:print-date>
  </office:meta>
</office:document-meta>
</file>